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9670" officeooo:paragraph-rsid="000f9670"/>
    </style:style>
    <style:style style:name="P2" style:family="paragraph" style:parent-style-name="Text_20_body">
      <style:text-properties officeooo:rsid="000f9670" officeooo:paragraph-rsid="000f9670"/>
    </style:style>
    <style:style style:name="P3" style:family="paragraph" style:parent-style-name="Text_20_body">
      <style:text-properties officeooo:rsid="000f9670" officeooo:paragraph-rsid="00105131"/>
    </style:style>
    <style:style style:name="P4" style:family="paragraph" style:parent-style-name="Text_20_body">
      <style:text-properties officeooo:rsid="00105131" officeooo:paragraph-rsid="00105131"/>
    </style:style>
    <style:style style:name="P5" style:family="paragraph" style:parent-style-name="Text_20_body">
      <style:text-properties officeooo:rsid="00106f7b" officeooo:paragraph-rsid="00106f7b"/>
    </style:style>
    <style:style style:name="P6" style:family="paragraph" style:parent-style-name="Text_20_body">
      <style:text-properties officeooo:rsid="00126716" officeooo:paragraph-rsid="00126716"/>
    </style:style>
    <style:style style:name="P7" style:family="paragraph" style:parent-style-name="Text_20_body">
      <style:text-properties officeooo:rsid="0013a15f" officeooo:paragraph-rsid="0013a15f"/>
    </style:style>
    <style:style style:name="P8" style:family="paragraph" style:parent-style-name="Text_20_body">
      <style:text-properties officeooo:rsid="0014558c" officeooo:paragraph-rsid="0014558c"/>
    </style:style>
    <style:style style:name="P9" style:family="paragraph" style:parent-style-name="Text_20_body">
      <style:text-properties officeooo:rsid="001640af" officeooo:paragraph-rsid="001640af"/>
    </style:style>
    <style:style style:name="P10" style:family="paragraph" style:parent-style-name="Title">
      <style:text-properties officeooo:rsid="000f9670" officeooo:paragraph-rsid="000f9670"/>
    </style:style>
    <style:style style:name="T1" style:family="text">
      <style:text-properties officeooo:rsid="00105131"/>
    </style:style>
    <style:style style:name="T2" style:family="text">
      <style:text-properties fo:font-weight="bold" style:font-weight-asian="bold" style:font-weight-complex="bold"/>
    </style:style>
    <style:style style:name="T3" style:family="text">
      <style:text-properties fo:font-weight="bold" officeooo:rsid="0010513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05131" style:font-weight-asian="normal" style:font-weight-complex="normal"/>
    </style:style>
    <style:style style:name="T6" style:family="text">
      <style:text-properties fo:font-weight="normal" officeooo:rsid="00106f7b" style:font-weight-asian="normal" style:font-weight-complex="normal"/>
    </style:style>
    <style:style style:name="T7" style:family="text">
      <style:text-properties fo:font-weight="normal" officeooo:rsid="0012671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el de programation</text:p>
      <text:p text:style-name="P1"/>
      <text:p text:style-name="P1">Visual Basic . N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Variables</text:p>
      <text:p text:style-name="P2"/>
      <text:p text:style-name="P2">Comment déclare-t-on une variable ?</text:p>
      <text:p text:style-name="P2">C’est assez simple, il faut juste connaître le type de varaible vers laquelle on se dirige</text:p>
      <text:p text:style-name="P2">Dim a As Integer</text:p>
      <text:p text:style-name="P2">Ici a ne pourra que contenir des nombres entiers (positifs et négatifs)</text:p>
      <text:p text:style-name="P4">On pourra faire n’importe quel calcul sur cette variable</text:p>
      <text:p text:style-name="P4">Exemple : </text:p>
      <text:p text:style-name="P4">a = 1</text:p>
      <text:p text:style-name="P4">a = a + 2 <text:s/>‘ici a sera egal à 3</text:p>
      <text:p text:style-name="P4"/>
      <text:p text:style-name="P2"/>
      <text:p text:style-name="P2">Dim str As String</text:p>
      <text:p text:style-name="P2">Là, la variable str ne pourra que contenir des chaines de caractères</text:p>
      <text:p text:style-name="P3">Exemple : </text:p>
      <text:p text:style-name="P3">a = « Bonjour » </text:p>
      <text:p text:style-name="P3">a = « 3 »</text:p>
      <text:p text:style-name="P3"/>
      <text:p text:style-name="P2">Le « 3 » <text:span text:style-name="T1">ici ne sera que du texte et pas une valeur numérique, on ne pourra faire aucun calcul dessus mais éxécuter toutes les opérations relatives aux chaines de caractères. Il faudra </text:span><text:span text:style-name="T3">convertir</text:span><text:span text:style-name="T5"> le nombre du type String vers Integer. On verra les conversions plus tard. </text:span></text:p>
      <text:p text:style-name="P2"><text:span text:style-name="T5"/></text:p>
      <text:p text:style-name="P4"><text:span text:style-name="T4">Les opérations </text:span><text:span text:style-name="T6">possibles </text:span><text:span text:style-name="T4">sur les chaines de caractères.</text:span></text:p>
      <text:p text:style-name="P5"><text:span text:style-name="T4">On peut </text:span><text:span text:style-name="T2">concaténer</text:span><text:span text:style-name="T4"> les chaines de caractères entre elles : c’est à dire qu’on les « collent » les unes à la suite des autres. Le symbole de concaténation est le </text:span><text:span text:style-name="T2">&amp;</text:span><text:span text:style-name="T4">.</text:span></text:p>
      <text:p text:style-name="P5"><text:span text:style-name="T4">Exemple : </text:span></text:p>
      <text:p text:style-name="P5"><text:span text:style-name="T4">Dim str1 As String </text:span></text:p>
      <text:p text:style-name="P5"><text:span text:style-name="T4">Dim str2 As String</text:span></text:p>
      <text:p text:style-name="P5"><text:span text:style-name="T4">str1 = «Bonjour»</text:span></text:p>
      <text:p text:style-name="P5"><text:soft-page-break/><text:span text:style-name="T4">str2 = «le monde»</text:span></text:p>
      <text:p text:style-name="P5"><text:span text:style-name="T4">str1 &amp; str2 ‘ici la chaine de caractère renvoyée sera «Bonjourle monde»</text:span></text:p>
      <text:p text:style-name="P5"><text:span text:style-name="T4">On peut bien sur rajouter un espace dans la premier ou la deuzième chaine de caractères pour avoir quelque chose de plus lisible («Bonjour le monde») </text:span><text:span text:style-name="T7">On peut aussi très bien écrire</text:span></text:p>
      <text:p text:style-name="P6"><text:span text:style-name="T4">str1 &amp; « » &amp; str2 ‘on obtiendra la chaine «Bonjour le monde», l’espace s’est inséré entre « Bonjour » et « le monde »</text:span></text:p>
      <text:p text:style-name="P6"><text:span text:style-name="T4"/></text:p>
      <text:p text:style-name="P7"><text:span text:style-name="T4">Les conversions :</text:span></text:p>
      <text:p text:style-name="P7"><text:span text:style-name="T4">On peut passer d’un type (Integer ou String) à l’autre</text:span></text:p>
      <text:p text:style-name="P7"><text:span text:style-name="T4">Comment passe t-on d’un type de donnée à l’autre ? Comment convertir une chaine de caractères vers un entier ?</text:span></text:p>
      <text:p text:style-name="P7"><text:span text:style-name="T4"/></text:p>
      <text:p text:style-name="P7"><text:span text:style-name="T4">La fonction à utiliser dans ce cas est : Cint(..)</text:span></text:p>
      <text:p text:style-name="P7"><text:span text:style-name="T4">Cint permet de convertir une chaîne de caractère vers un entier. Si vous être un peu maso, vous pouvez toujours créer votre propre fonction de conversion. Ce n’est pas l’objet de ce tutoriel.</text:span></text:p>
      <text:p text:style-name="P7"><text:span text:style-name="T4"/></text:p>
      <text:p text:style-name="P8"><text:span text:style-name="T4">Comment utilise-t-on cette fonction ?</text:span></text:p>
      <text:p text:style-name="P8"><text:span text:style-name="T4">Integer = Cint(String)</text:span></text:p>
      <text:p text:style-name="P8"><text:span text:style-name="T4">À la place des deux types spécifiés, vous devrez mettre le nom d’un variable de même type que ce qu’il est demandé.</text:span></text:p>
      <text:p text:style-name="P8"><text:span text:style-name="T4">Exemple : </text:span></text:p>
      <text:p text:style-name="P8"><text:span text:style-name="T4">Dim iNombre As Integer</text:span></text:p>
      <text:p text:style-name="P8"><text:span text:style-name="T4">Dim strNombre As String </text:span></text:p>
      <text:p text:style-name="P8"><text:span text:style-name="T4">strNombre = « 4 »</text:span></text:p>
      <text:p text:style-name="P8"><text:span text:style-name="T4">iNombre = Cint(strNombre) ‘iNombre contiendra la conversion de «4» vers un entier : 4</text:span></text:p>
      <text:p text:style-name="P8"><text:span text:style-name="T4">‘On pourra faire des opérations sur iNombre, ce qui n’était pas le cas auparavant</text:span></text:p>
      <text:p text:style-name="P8"><text:span text:style-name="T4"/></text:p>
      <text:p text:style-name="P8"><text:span text:style-name="T4">Comment convertir un entier vers une chaine de caractère  ?</text:span></text:p>
      <text:p text:style-name="P8"><text:span text:style-name="T4">C’est encore plus simple, il suffit d’utiliser l’objet « .ToString » qui peut suivre le nom de la variable</text:span></text:p>
      <text:p text:style-name="P8"><text:span text:style-name="T4">Exemple :</text:span></text:p>
      <text:p text:style-name="P8"><text:soft-page-break/><text:span text:style-name="T4">Dim iNombre As Integer</text:span></text:p>
      <text:p text:style-name="P8"><text:span text:style-name="T4">Dim strNombre As Integer</text:span></text:p>
      <text:p text:style-name="P8"><text:span text:style-name="T4">a = 8</text:span></text:p>
      <text:p text:style-name="P8"><text:span text:style-name="T4">str = a.ToString ‘Conversion de 8 vers «8» directe</text:span></text:p>
      <text:p text:style-name="P8"><text:span text:style-name="T4"/></text:p>
      <text:p text:style-name="P8"><text:span text:style-name="T4">On peut bien sur combiné les deux techniques pour soit, faire des calculs, soit afficher la valeur affichée sur l’écran.</text:span></text:p>
      <text:p text:style-name="P8"><text:span text:style-name="T4"/></text:p>
      <text:p text:style-name="P9"><text:span text:style-name="T4">Comment afficher un texte (Label) ou récuperer une entrée saisie par l’utilisateur (?</text:span></text:p>
      <text:p text:style-name="P9"><text:span text:style-name="T4">L’écriture type sera : </text:span></text:p>
      <text:p text:style-name="P9"><text:span text:style-name="T4">Objet.Text ‘ le .Text modifiera ou récupérera le texte où l’on veut <text:s/></text:span></text:p>
      <text:p text:style-name="P9"><text:span text:style-name="T4">Object.Text sera du type String, il faudra donc faire les conversions nécéssaires pour pouvoir faire des opérations dessus.</text:span></text:p>
      <text:p text:style-name="P9"><text:span text:style-name="T4"/></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2:08:41.824538981</meta:creation-date>
    <dc:date>2018-01-16T13:07:23.733341300</dc:date>
    <meta:editing-duration>PT12M19S</meta:editing-duration>
    <meta:editing-cycles>3</meta:editing-cycles>
    <meta:generator>LibreOffice/5.3.7.2.0$Linux_X86_64 LibreOffice_project/30m0$Build-2</meta:generator>
    <meta:document-statistic meta:table-count="0" meta:image-count="0" meta:object-count="0" meta:page-count="4" meta:paragraph-count="53" meta:word-count="539" meta:character-count="2950" meta:non-whitespace-character-count="2451"/>
  </office:meta>
</office:document-meta>
</file>